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Component_Asset" style:master-page-name="MP0" style:family="paragraph">
      <style:paragraph-properties fo:break-before="page"/>
    </style:style>
    <style:style style:name="T2" style:parent-style-name="Fonteparág.padrão" style:family="text">
      <style:text-properties style:font-size-complex="16pt"/>
    </style:style>
    <style:style style:name="TableColumn4" style:family="table-column">
      <style:table-column-properties style:column-width="0.9763in" style:use-optimal-column-width="false"/>
    </style:style>
    <style:style style:name="TableColumn5" style:family="table-column">
      <style:table-column-properties style:column-width="4.9243in" style:use-optimal-column-width="false"/>
    </style:style>
    <style:style style:name="Table3" style:family="table">
      <style:table-properties style:width="5.9006in" fo:margin-left="0.000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T12" style:parent-style-name="Fonteparág.padrão" style:family="text">
      <style:text-properties style:font-name-complex="Courier New" fo:color="#000000" fo:font-size="9pt" style:font-size-asian="9pt" style:font-size-complex="9pt"/>
    </style:style>
    <style:style style:name="T13" style:parent-style-name="Fonteparág.padrão" style:family="text">
      <style:text-properties style:font-name-complex="Courier New" fo:color="#000000" style:letter-kerning="false" fo:font-size="9pt" style:font-size-asian="9pt" style:font-size-complex="9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Ass_Author" style:family="paragraph">
      <style:text-properties fo:color="#000000" fo:language="pt" fo:country="BR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T21" style:parent-style-name="Fonteparág.padrão" style:family="text">
      <style:text-properties style:font-name-complex="Courier New" fo:color="#000000" style:letter-kerning="false"/>
    </style:style>
    <style:style style:name="T22" style:parent-style-name="Fonteparág.padrão" style:family="text">
      <style:text-properties style:font-name-complex="Courier New" fo:color="#000000" style:letter-kerning="false" style:text-underline-type="single" style:text-underline-style="solid" style:text-underline-width="auto" style:text-underline-mode="continuous"/>
    </style:style>
    <style:style style:name="T23" style:parent-style-name="Fonteparág.padrão" style:family="text">
      <style:text-properties style:font-name-complex="Courier New" fo:color="#000000" style:letter-kerning="false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AssM_Description" style:family="paragraph">
      <style:text-properties fo:color="#000000"/>
    </style:style>
    <style:style style:name="TableColumn29" style:family="table-column">
      <style:table-column-properties style:column-width="0.9645in" style:use-optimal-column-width="false"/>
    </style:style>
    <style:style style:name="TableColumn30" style:family="table-column">
      <style:table-column-properties style:column-width="3.8104in" style:use-optimal-column-width="false"/>
    </style:style>
    <style:style style:name="Table28" style:family="table">
      <style:table-properties style:width="4.77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" style:parent-style-name="Label_Asset" style:family="paragraph">
      <style:text-properties fo:color="#000000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AssPI_Title" style:family="paragraph">
      <style:text-properties fo:color="#000000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8" style:parent-style-name="Label_Asset" style:family="paragraph">
      <style:text-properties fo:color="#000000"/>
    </style:style>
    <style:style style:name="TableCell3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40" style:parent-style-name="Fonteparág.padrão" style:family="text">
      <style:text-properties style:font-name-complex="Courier New" fo:color="#000000" style:letter-kerning="false" fo:font-size="9pt" style:font-size-asian="9pt" style:font-size-complex="9pt"/>
    </style:style>
    <style:style style:name="P41" style:parent-style-name="AssM_Description" style:family="paragraph">
      <style:text-properties fo:color="#00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TableColumn46" style:family="table-column">
      <style:table-column-properties style:column-width="0.9645in" style:use-optimal-column-width="false"/>
    </style:style>
    <style:style style:name="TableColumn47" style:family="table-column">
      <style:table-column-properties style:column-width="3.8104in" style:use-optimal-column-width="false"/>
    </style:style>
    <style:style style:name="Table45" style:family="table">
      <style:table-properties style:width="4.775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AssRI_Title" style:family="paragraph">
      <style:text-properties fo:font-weight="bold" style:font-weight-asian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5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55" style:parent-style-name="Fonteparág.padrão" style:family="text">
      <style:text-properties style:font-name-complex="Courier New" style:letter-kerning="false"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 fo:text-align="center" fo:margin-bottom="0in" fo:line-height="100%"/>
    </style:style>
    <style:style style:name="P64" style:parent-style-name="Standard" style:family="paragraph">
      <style:paragraph-properties fo:text-align="center" fo:margin-bottom="0in" fo:line-height="100%"/>
    </style:style>
    <style:style style:name="T65" style:parent-style-name="Fonteparág.padrão" style:family="text">
      <style:text-properties fo:language="pt" fo:country="BR" style:language-asian="pt" style:country-asian="BR"/>
    </style:style>
    <style:style style:name="P66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Component Specification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Label_Asset">Title</text:p>
          </table:table-cell>
          <table:table-cell table:style-name="TableCell8">
            <text:p text:style-name="Ass_Title">AnimalFile</text:p>
          </table:table-cell>
        </table:table-row>
        <table:table-row table:style-name="TableRow9">
          <table:table-cell table:style-name="TableCell10">
            <text:p text:style-name="Label_Asset">Id</text:p>
          </table:table-cell>
          <table:table-cell table:style-name="TableCell11">
            <text:p text:style-name="Ass_Id"><text:span text:style-name="T12">&lt;http://purl.org/dcc/</text:span><text:span text:style-name="T13">&lt;http://purl.org/dcc/pt.c03ensaios.debolacha.impl.AnimalFile&gt;</text:span></text:p>
          </table:table-cell>
        </table:table-row>
        <table:table-row table:style-name="TableRow14">
          <table:table-cell table:style-name="TableCell15">
            <text:p text:style-name="Label_Asset">Author</text:p>
          </table:table-cell>
          <table:table-cell table:style-name="TableCell16">
            <text:p text:style-name="P17">José Américo Nabuco Leva Ferreira de Freitas</text:p>
          </table:table-cell>
        </table:table-row>
        <table:table-row table:style-name="TableRow18">
          <table:table-cell table:style-name="TableCell19">
            <text:p text:style-name="Label_Asset">Description</text:p>
          </table:table-cell>
          <table:table-cell table:style-name="TableCell20">
            <text:p text:style-name="Ass_Description"><text:span text:style-name="T21">Stores an animal’s data in a<text:s/></text:span><text:span text:style-name="T22">hashtable</text:span><text:span text:style-name="T23"><text:s/>and write it in the database.</text:span></text:p>
          </table:table-cell>
        </table:table-row>
        <table:table-row table:style-name="TableRow24">
          <table:table-cell table:style-name="TableCell25">
            <text:p text:style-name="Ass_PInterfaces">Provided</text:p>
            <text:p text:style-name="Ass_PInterfaces">Interfaces</text:p>
          </table:table-cell>
          <table:table-cell table:style-name="TableCell26">
            <text:p text:style-name="P27"/>
            <table:table table:style-name="Table28">
              <table:table-columns>
                <table:table-column table:style-name="TableColumn29"/>
                <table:table-column table:style-name="TableColumn30"/>
              </table:table-columns>
              <table:table-row table:style-name="TableRow31">
                <table:table-cell table:style-name="TableCell32">
                  <text:p text:style-name="P33">Title</text:p>
                </table:table-cell>
                <table:table-cell table:style-name="TableCell34">
                  <text:p text:style-name="P35">IAnimalFile</text:p>
                </table:table-cell>
              </table:table-row>
              <table:table-row table:style-name="TableRow36">
                <table:table-cell table:style-name="TableCell37">
                  <text:p text:style-name="P38">Id</text:p>
                </table:table-cell>
                <table:table-cell table:style-name="TableCell39">
                  <text:p text:style-name="AssPI_Id"><text:span text:style-name="T40">&lt;http://purl.org/dcc/pt.c03ensaios.debolacha.inter.IAnimalFile&gt;</text:span></text:p>
                </table:table-cell>
              </table:table-row>
            </table:table>
            <text:p text:style-name="P41"/>
          </table:table-cell>
        </table:table-row>
        <table:table-row table:style-name="TableRow42">
          <table:table-cell table:style-name="TableCell43">
            <text:p text:style-name="Ass_RInterfaces">Required</text:p>
            <text:p text:style-name="Ass_RInterfaces">Interfaces</text:p>
          </table:table-cell>
          <table:table-cell table:style-name="TableCell44">
            <text:p text:style-name="AssM_Description"/>
            <table:table table:style-name="Table45">
              <table:table-columns>
                <table:table-column table:style-name="TableColumn46"/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Label_Asset">Title</text:p>
                </table:table-cell>
                <table:table-cell table:style-name="TableCell50">
                  <text:p text:style-name="P51">IAnimalsDatabase</text:p>
                </table:table-cell>
              </table:table-row>
              <table:table-row table:style-name="TableRow52">
                <table:table-cell table:style-name="TableCell53">
                  <text:p text:style-name="Label_Asset">Id</text:p>
                </table:table-cell>
                <table:table-cell table:style-name="TableCell54">
                  <text:p text:style-name="AssRI_Id"><text:span text:style-name="T55">&lt;http://purl.org/dcc/pt.c03ensaios.linnaeus.IAnimalsDatabase&gt;</text:span></text:p>
                </table:table-cell>
              </table:table-row>
            </table:table>
            <text:p text:style-name="AssM_Description"/>
          </table:table-cell>
        </table:table-row>
        <table:table-row table:style-name="TableRow56">
          <table:table-cell table:style-name="TableCell57" table:number-columns-spanned="2">
            <text:p text:style-name="P58"/>
          </table:table-cell>
          <table:covered-table-cell/>
        </table:table-row>
        <table:table-row table:style-name="TableRow59">
          <table:table-cell table:style-name="TableCell60" table:number-columns-spanned="2">
            <text:p text:style-name="Ass_UML">UML Diagram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/>
            <text:p text:style-name="P64"><text:span text:style-name="T65"><draw:frame draw:style-name="a0" draw:name="Imagem 1" text:anchor-type="as-char" svg:x="0in" svg:y="0in" svg:width="2.77083in" svg:height="3.90625in" style:rel-width="scale" style:rel-height="scale"><draw:image xlink:href="media/image1.emf" xlink:type="simple" xlink:show="embed" xlink:actuate="onLoad"/><svg:desc/></draw:frame></text:span></text:p>
            <text:p text:style-name="P66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et" style:display-name="Label_Asset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hyphenate="false"/>
    </style:style>
    <style:style style:name="Component_Asset" style:display-name="Component_Asset" style:family="paragraph" style:parent-style-name="Título">
      <style:text-properties fo:hyphenate="false"/>
    </style:style>
    <style:style style:name="Assinatura" style:display-name="Assinatura" style:family="paragraph" style:parent-style-name="Standard">
      <style:paragraph-properties text:number-lines="false"/>
      <style:text-properties fo:hyphenate="false"/>
    </style:style>
    <style:style style:name="Ass_PInterfaces" style:display-name="Ass_PInterfaces" style:family="paragraph" style:parent-style-name="Asset">
      <style:text-properties fo:font-weight="bold" style:font-weight-asian="bold" fo:hyphenate="false"/>
    </style:style>
    <style:style style:name="AssPI_Id" style:display-name="AssPI_Id" style:family="paragraph" style:parent-style-name="Ass_PInterfaces">
      <style:text-properties style:font-name="Courier New" fo:font-weight="normal" style:font-weight-asian="normal" fo:hyphenate="false"/>
    </style:style>
    <style:style style:name="AssPI_Title" style:display-name="AssPI_Title" style:family="paragraph" style:parent-style-name="Ass_PInterfaces">
      <style:text-properties fo:hyphenate="false"/>
    </style:style>
    <style:style style:name="AssetPI_Description" style:display-name="AssetPI_Description" style:family="paragraph" style:parent-style-name="Ass_PInterfaces">
      <style:text-properties fo:hyphenate="false"/>
    </style:style>
    <style:style style:name="Ass_RInterfaces" style:display-name="Ass_RInterfaces" style:family="paragraph" style:parent-style-name="Asset">
      <style:text-properties fo:font-weight="bold" style:font-weight-asian="bold" fo:hyphenate="false"/>
    </style:style>
    <style:style style:name="AssRI_Title" style:display-name="AssRI_Title" style:family="paragraph" style:parent-style-name="Ass_RInterfaces">
      <style:text-properties fo:font-weight="normal" style:font-weight-asian="normal" fo:hyphenate="false"/>
    </style:style>
    <style:style style:name="AssRI_Id" style:display-name="AssRI_Id" style:family="paragraph" style:parent-style-name="Ass_RInterfaces">
      <style:text-properties style:font-name="Courier New" fo:font-weight="normal" style:font-weight-asian="normal" fo:hyphenate="false"/>
    </style:style>
    <style:style style:name="AssRI_Description" style:display-name="AssRI_Description" style:family="paragraph" style:parent-style-name="Ass_RInterfaces">
      <style:text-properties fo:font-weight="normal" style:font-weight-asian="normal" fo:hyphenate="false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</meta:initial-creator>
    <dc:creator>Jota</dc:creator>
    <meta:creation-date>2011-05-08T23:08:00Z</meta:creation-date>
    <dc:date>2011-05-13T02:02:00Z</dc:date>
    <meta:template xlink:href="Normal" xlink:type="simple"/>
    <meta:editing-cycles>3</meta:editing-cycles>
    <meta:editing-duration>PT180S</meta:editing-duration>
    <meta:user-defined meta:name="Template Id">http://purl.org/inloco/dcc/component-specification</meta:user-defined>
    <meta:document-statistic meta:page-count="1" meta:paragraph-count="1" meta:word-count="79" meta:character-count="508" meta:row-count="3" meta:non-whitespace-character-count="430"/>
  </office:meta>
</office:document-meta>
</file>